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9489B29B7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14.258cm" svg:y="-2cm" svg:width="5.332cm" svg:height="4.842cm" draw:z-index="0"><draw:image xlink:href="Pictures/10000000000000A30000009489B29B7D.jpg" xlink:type="simple" xlink:show="embed" xlink:actuate="onLoad" draw:mime-type="image/jpeg"/></draw:frame><draw:frame draw:style-name="fr1" draw:name="Imagen2" text:anchor-type="char" svg:x="8.998cm" svg:y="-2cm" svg:width="5.26cm" svg:height="4.777cm" draw:z-index="1"><draw:image xlink:href="Pictures/10000000000000A30000009489B29B7D.jpg" xlink:type="simple" xlink:show="embed" xlink:actuate="onLoad" draw:mime-type="image/jpeg"/></draw:frame><draw:frame draw:style-name="fr1" draw:name="Imagen3" text:anchor-type="char" svg:x="3.577cm" svg:y="-2cm" svg:width="5.422cm" svg:height="4.923cm" draw:z-index="2"><draw:image xlink:href="Pictures/10000000000000A30000009489B29B7D.jpg" xlink:type="simple" xlink:show="embed" xlink:actuate="onLoad" draw:mime-type="image/jpeg"/></draw:frame><draw:frame draw:style-name="fr1" draw:name="Imagen4" text:anchor-type="char" svg:x="14.279cm" svg:y="2.84cm" svg:width="5.309cm" svg:height="4.821cm" draw:z-index="3"><draw:image xlink:href="Pictures/10000000000000A30000009489B29B7D.jpg" xlink:type="simple" xlink:show="embed" xlink:actuate="onLoad" draw:mime-type="image/jpeg"/></draw:frame><draw:frame draw:style-name="fr1" draw:name="Imagen5" text:anchor-type="char" svg:x="8.899cm" svg:y="2.775cm" svg:width="5.382cm" svg:height="4.886cm" draw:z-index="4"><draw:image xlink:href="Pictures/10000000000000A30000009489B29B7D.jpg" xlink:type="simple" xlink:show="embed" xlink:actuate="onLoad" draw:mime-type="image/jpeg"/></draw:frame><draw:frame draw:style-name="fr1" draw:name="Imagen6" text:anchor-type="char" svg:x="3.545cm" svg:y="2.709cm" svg:width="5.454cm" svg:height="4.951cm" draw:z-index="5"><draw:image xlink:href="Pictures/10000000000000A30000009489B29B7D.jpg" xlink:type="simple" xlink:show="embed" xlink:actuate="onLoad" draw:mime-type="image/jpeg"/></draw:frame><draw:frame draw:style-name="fr1" draw:name="Imagen7" text:anchor-type="char" svg:x="14.118cm" svg:y="7.659cm" svg:width="5.47cm" svg:height="4.967cm" draw:z-index="6"><draw:image xlink:href="Pictures/10000000000000A30000009489B29B7D.jpg" xlink:type="simple" xlink:show="embed" xlink:actuate="onLoad" draw:mime-type="image/jpeg"/></draw:frame><draw:frame draw:style-name="fr1" draw:name="Imagen8" text:anchor-type="char" svg:x="8.636cm" svg:y="7.659cm" svg:width="5.484cm" svg:height="4.979cm" draw:z-index="7"><draw:image xlink:href="Pictures/10000000000000A30000009489B29B7D.jpg" xlink:type="simple" xlink:show="embed" xlink:actuate="onLoad" draw:mime-type="image/jpeg"/></draw:frame><draw:frame draw:style-name="fr1" draw:name="Imagen9" text:anchor-type="char" svg:x="3.551cm" svg:y="7.659cm" svg:width="5.087cm" svg:height="4.985cm" draw:z-index="8"><draw:image xlink:href="Pictures/10000000000000A30000009489B29B7D.jpg" xlink:type="simple" xlink:show="embed" xlink:actuate="onLoad" draw:mime-type="image/jpeg"/></draw:frame><draw:frame draw:style-name="fr1" draw:name="Imagen10" text:anchor-type="char" svg:x="-1.986cm" svg:y="-2cm" svg:width="5.565cm" svg:height="5.054cm" draw:z-index="9"><draw:image xlink:href="Pictures/10000000000000A30000009489B29B7D.jpg" xlink:type="simple" xlink:show="embed" xlink:actuate="onLoad" draw:mime-type="image/jpeg"/></draw:frame><draw:frame draw:style-name="fr1" draw:name="Imagen11" text:anchor-type="char" svg:x="-2cm" svg:y="3.052cm" svg:width="5.579cm" svg:height="5.066cm" draw:z-index="10"><draw:image xlink:href="Pictures/10000000000000A30000009489B29B7D.jpg" xlink:type="simple" xlink:show="embed" xlink:actuate="onLoad" draw:mime-type="image/jpeg"/></draw:frame><draw:frame draw:style-name="fr1" draw:name="Imagen12" text:anchor-type="char" svg:x="-2cm" svg:y="8.105cm" svg:width="5.579cm" svg:height="4.475cm" draw:z-index="11"><draw:image xlink:href="Pictures/10000000000000A30000009489B29B7D.jpg" xlink:type="simple" xlink:show="embed" xlink:actuate="onLoad" draw:mime-type="image/jpeg"/></draw:frame><draw:frame draw:style-name="fr1" draw:name="Imagen13" text:anchor-type="char" svg:x="14.085cm" svg:y="12.624cm" svg:width="5.503cm" svg:height="4.997cm" draw:z-index="12"><draw:image xlink:href="Pictures/10000000000000A30000009489B29B7D.jpg" xlink:type="simple" xlink:show="embed" xlink:actuate="onLoad" draw:mime-type="image/jpeg"/></draw:frame><draw:frame draw:style-name="fr1" draw:name="Imagen14" text:anchor-type="char" svg:x="8.701cm" svg:y="12.624cm" svg:width="5.419cm" svg:height="4.919cm" draw:z-index="13"><draw:image xlink:href="Pictures/10000000000000A30000009489B29B7D.jpg" xlink:type="simple" xlink:show="embed" xlink:actuate="onLoad" draw:mime-type="image/jpeg"/></draw:frame><draw:frame draw:style-name="fr1" draw:name="Imagen15" text:anchor-type="char" svg:x="3.376cm" svg:y="12.637cm" svg:width="5.364cm" svg:height="4.872cm" draw:z-index="14"><draw:image xlink:href="Pictures/10000000000000A30000009489B29B7D.jpg" xlink:type="simple" xlink:show="embed" xlink:actuate="onLoad" draw:mime-type="image/jpeg"/></draw:frame><draw:frame draw:style-name="fr1" draw:name="Imagen15 Copia 1" text:anchor-type="char" svg:x="-2cm" svg:y="12.578cm" svg:width="5.521cm" svg:height="4.872cm" draw:z-index="15"><draw:image xlink:href="Pictures/10000000000000A30000009489B29B7D.jpg" xlink:type="simple" xlink:show="embed" xlink:actuate="onLoad" draw:mime-type="image/jpeg"/></draw:frame><draw:frame draw:style-name="fr1" draw:name="Imagen15 Copia 2" text:anchor-type="char" svg:x="-2cm" svg:y="17.448cm" svg:width="5.364cm" svg:height="4.872cm" draw:z-index="16"><draw:image xlink:href="Pictures/10000000000000A30000009489B29B7D.jpg" xlink:type="simple" xlink:show="embed" xlink:actuate="onLoad" draw:mime-type="image/jpeg"/></draw:frame><draw:frame draw:style-name="fr1" draw:name="Imagen15 Copia 3" text:anchor-type="char" svg:x="3.193cm" svg:y="17.507cm" svg:width="5.547cm" svg:height="4.872cm" draw:z-index="17"><draw:image xlink:href="Pictures/10000000000000A30000009489B29B7D.jpg" xlink:type="simple" xlink:show="embed" xlink:actuate="onLoad" draw:mime-type="image/jpeg"/></draw:frame><draw:frame draw:style-name="fr1" draw:name="Imagen15 Copia 4" text:anchor-type="char" svg:x="8.701cm" svg:y="17.507cm" svg:width="5.364cm" svg:height="4.872cm" draw:z-index="18"><draw:image xlink:href="Pictures/10000000000000A30000009489B29B7D.jpg" xlink:type="simple" xlink:show="embed" xlink:actuate="onLoad" draw:mime-type="image/jpeg"/></draw:frame><draw:frame draw:style-name="fr1" draw:name="Imagen15 Copia 5" text:anchor-type="char" svg:x="13.891cm" svg:y="17.619cm" svg:width="5.699cm" svg:height="4.872cm" draw:z-index="19"><draw:image xlink:href="Pictures/10000000000000A30000009489B29B7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16:19:05.335000000</meta:creation-date>
    <dc:date>2024-11-04T19:04:46.761000000</dc:date>
    <meta:editing-duration>PT9M19S</meta:editing-duration>
    <meta:editing-cycles>2</meta:editing-cycles>
    <meta:generator>LibreOffice/24.8.0.3$Windows_X86_64 LibreOffice_project/0bdf1299c94fe897b119f97f3c613e9dca6be583</meta:generator>
    <meta:document-statistic meta:table-count="0" meta:image-count="20" meta:object-count="0" meta:page-count="1" meta:paragraph-count="0" meta:word-count="0" meta:character-count="0" meta:non-whitespace-character-count="0"/>
  </office:meta>
</office:document-meta>
</file>